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)" office:value-type="float" office:value="79800" calcext:value-type="float">
            <text:p>7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)+5000" office:value-type="float" office:value="72800" calcext:value-type="float">
            <text:p>728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7000" calcext:value-type="float">
            <text:p>7000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12100" calcext:value-type="float">
            <text:p>1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/>
          <table:table-cell table:style-name="ce17" table:formula="of:=SUM([.A33:.F33])" office:value-type="float" office:value="29200" calcext:value-type="float">
            <text:p>29200</text:p>
          </table:table-cell>
          <table:table-cell table:style-name="ce23" table:formula="of:=SUM([.B58:.F58])" office:value-type="float" office:value="1459.04761904762" calcext:value-type="float">
            <text:p>1459.047619047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F58])" office:value-type="float" office:value="695.238095238095" calcext:value-type="float">
            <text:p>695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459.04761904762" calcext:value-type="float">
            <text:p>1459.0476190476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)" office:value-type="float" office:value="790.476190476191" calcext:value-type="float">
            <text:p>790.4761904762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E58];[.D58];[.E58])" office:value-type="float" office:value="1516.19047619048" calcext:value-type="float">
            <text:p>1516.190476190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B58];[.C58];[.D58];[.E58];[.F58])" office:value-type="float" office:value="1459.04761904762" calcext:value-type="float">
            <text:p>1459.0476190476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 table:number-columns-repeated="4"/>
          <table:table-cell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F58])" office:value-type="float" office:value="668.571428571429" calcext:value-type="float">
            <text:p>66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459.04761904762" calcext:value-type="float">
            <text:p>1459.0476190476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459.04761904762" calcext:value-type="float">
            <text:p>1459.0476190476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];[.B58];[.D58];[.E58])" office:value-type="float" office:value="1092.38095238095" calcext:value-type="float">
            <text:p>1092.380952381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092.38095238095" calcext:value-type="float">
            <text:p>1092.380952381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1" office:value-type="float" office:value="423.809523809524" calcext:value-type="float">
            <text:p>423.8095238095</text:p>
          </table:table-cell>
          <table:table-cell table:style-name="ce17" table:formula="of:=[.F33]/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3:.H58])" office:value-type="float" office:value="29200" calcext:value-type="float">
            <text:p>292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9:45:07.912107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21T11:18:25.321255293</dc:date>
    <meta:editing-duration>P3DT19H52M31S</meta:editing-duration>
    <meta:editing-cycles>1649</meta:editing-cycles>
    <meta:generator>LibreOffice/4.2.8.2$Linux_X86_64 LibreOffice_project/420m0$Build-2</meta:generator>
    <meta:document-statistic meta:table-count="11" meta:cell-count="3923" meta:object-count="0"/>
  </office:meta>
</office:document-meta>
</file>